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AEndpoin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AEndpoint.get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AEndpoint.se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AEndpoint.WSA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AEndpoint.setSessionId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AEndpoint.se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AEndpoint.WSAEndpoin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AEndpoint.fromMap( Map epr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SAEndpoint.toMa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SAEndpoint.getPor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AEndpoint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AEndpoint.getService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SAEndpoint.accept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